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/>
    </style:style>
    <style:style style:name="P4" style:family="paragraph" style:parent-style-name="Standard">
      <style:text-properties style:text-underline-style="solid" style:text-underline-width="auto" style:text-underline-color="font-color"/>
    </style:style>
    <style:style style:name="P5" style:family="paragraph" style:parent-style-name="Standard">
      <style:text-properties style:text-underline-style="solid" style:text-underline-width="auto" style:text-underline-color="font-color" officeooo:paragraph-rsid="00163ad4"/>
    </style:style>
    <style:style style:name="P6" style:family="paragraph" style:parent-style-name="Standard">
      <style:paragraph-properties fo:text-align="justify" style:justify-single-word="false"/>
      <style:text-properties officeooo:paragraph-rsid="00163ad4"/>
    </style:style>
    <style:style style:name="P7" style:family="paragraph" style:parent-style-name="Standard">
      <style:paragraph-properties fo:text-align="justify" style:justify-single-word="false"/>
    </style:style>
    <style:style style:name="P8" style:family="paragraph" style:parent-style-name="Standard">
      <style:paragraph-properties fo:text-align="justify" style:justify-single-word="false"/>
      <style:text-properties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Рев’ю публікації: "Аналіз засобів управління потоками в масштабованих комп’ютерних системах" <text:s/></text:p>
      <text:p text:style-name="Standard"/>
      <text:p text:style-name="P2">Автори:Корочкін О.В., Русанова О.В., Крутько О.М. <text:s/></text:p>
      <text:p text:style-name="P6">Основна тема: Дослідження інструментів керування потоками в сучасних мовах програмування (Java, C#, Ada, Python) та бібліотеках (WinAPI, OpenMP) для розробки масштабованих паралельних систем. </text:p>
      <text:p text:style-name="P6">Мета: Визначення оптимальних засобів організації потоків та їх взаємодії в умовах динамічної зміни кількості ядер у комп’ютерних системах . <text:s/></text:p>
      <text:p text:style-name="Standard"/>
      <text:p text:style-name="P1">1. Методологія <text:s/></text:p>
      <text:p text:style-name="P7">Автори використовують порівняльний аналіз інструментів паралельного програмування, зосереджуючись на двох ключових задачах: <text:s/></text:p>
      <text:p text:style-name="P7">- Створення потоків:Оцінка підходів (спеціальні класи, потокові функції, автоматичне паралелізування, копіювання програм). <text:s/></text:p>
      <text:p text:style-name="P7">- Взаємодія потоків: Аналіз засобів синхронізації (семафори, мютекси, монітори) та комунікації на основі моделей shared variables та message passing. <text:s/></text:p>
      <text:p text:style-name="P7">Дослідження ґрунтується на теоретичному аналізі мовних конструкцій та бібліотек, без експериментальних даних. <text:s/></text:p>
      <text:p text:style-name="P7"/>
      <text:p text:style-name="P1">2. Результати <text:s/></text:p>
      <text:p text:style-name="P3">а) Створення потоків</text:p>
      <text:p text:style-name="P7">- Переваги пулів потоків(Java, Python, C#): Оптимізують використання ресурсів при масштабуванні. <text:s/></text:p>
      <text:p text:style-name="P7">- Специфіка мов:Ada пропонує типізовані потоки з параметризацією через дискримінанти, що спрощує адаптацію до змін у архітектурі системи. <text:s/></text:p>
      <text:p text:style-name="P3">б) Організація взаємодії</text:p>
      <text:p text:style-name="P7">- Низькорівневі засоби(семафори, мютекси) неефективні для систем зі зростаючою кількістю потоків через ризик тупиків і складність масштабування . <text:s/></text:p>
      <text:p text:style-name="P7">- Високорівневі рішення:</text:p>
      <text:p text:style-name="P7"><text:s text:c="2"/>- Монітори (особливо Ada-стильні `protected`-типи) інтегрують взаємне виключення та синхронізацію, підтримують умовні бар’єри. <text:s/></text:p>
      <text:p text:style-name="P7"><text:s text:c="2"/>- Atomic-операції(Java, C#) та неблокуючі механізми зменшують накладні витрати. <text:s/></text:p>
      <text:p text:style-name="P7">- Колективна синхронізація:Бар’єри (OpenMP, Ada) та події (WinAPI) ефективні для груп потоків.</text:p>
      <text:p text:style-name="P7"/>
      <text:p text:style-name="P1">3. Ключові інсайти <text:s/></text:p>
      <text:p text:style-name="P3">1. Переваги моніторів для масштабованих систем</text:p>
      <text:p text:style-name="P7">Автори демонструють, що монітори (наприклад, Ada-захищені типи) є найефективнішим рішенням для масштабування. Вони інкапсулюють ресурси, автоматично керують чергами запитів і поєднують синхронізацію з взаємним виключенням. Це особливо цінно для моєї роботи з розподілених систем, де зростання кількості потоків вимагає мінімалізації ручного керування блокуваннями. <text:s/></text:p>
      <text:p text:style-name="P4">2. Еволюція неблокуючих механізмів</text:p>
      <text:p text:style-name="P7">Публікація підкреслює тренд на відмову від блокуючих інструментів (на зразок семафорів) на користь atomic-операцій (Java `AtomicInteger`) та неблокуючих алгоритмів (Python `asyncio`). Це допомагає уникнути тупиків і зменшує залежність від ОС. Для моїх проектів це ключове, оскільки забезпечує передбачувану продуктивність у високонавантажених середовищах. <text:s/></text:p>
      <text:p text:style-name="P7"/>
      <text:p text:style-name="P3"><text:soft-page-break/>3. Мовна гетерогенність реалізацій</text:p>
      <text:p text:style-name="P8">Дослідження виявляє суттєві відмінності в підходах мов: Ada пропонує вбудовані конструкції для потоків, тоді як Java/C# покладаються на класи. Це нагадує, що вибір мови визначає гнучкість масштабування. Для моєї практики це означає необхідність глибокого аналізу архітектури перед обраним інструментарієм. <text:s/></text:p>
      <text:p text:style-name="P7"/>
      <text:p text:style-name="P5">4. Висновок</text:p>
      <text:p text:style-name="P6">Публікація систематизує сучасні інструменти керування потоками, акцентуючи увагу на викликах масштабованості. Головний внесок — порівняння ефективності рішень для синхронізації, де монітори та неблокуючі механізми визнані оптимальними. </text:p>
      <text:p text:style-name="P6">Напрями майбутніх досліджень: <text:s/></text:p>
      <text:p text:style-name="P7">- Розробка уніфікованих стандартів для динамічного масштабування. <text:s/></text:p>
      <text:p text:style-name="P7">- Адаптація інструментів для гібридних систем (CPU+GPU). <text:s/></text:p>
      <text:p text:style-name="P7">- Дослідження впливу кеш-пам’яті на продуктивність atomic-операцій. <text:s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8-09T08:46:11.637000000</meta:creation-date>
    <dc:date>2025-08-09T08:52:07.447000000</dc:date>
    <meta:editing-duration>PT6M1S</meta:editing-duration>
    <meta:editing-cycles>1</meta:editing-cycles>
    <meta:document-statistic meta:table-count="0" meta:image-count="0" meta:object-count="0" meta:page-count="2" meta:paragraph-count="32" meta:word-count="399" meta:character-count="3415" meta:non-whitespace-character-count="2997"/>
    <meta:generator>Real_Office/7.4.0.3$Windows_X86_64 LibreOffice_project/</meta:generator>
  </office:meta>
</office:document-meta>
</file>